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6">
            <text:p>[DRC PDRC-34] MMCM_adv_ClkFrequency_div_no_dclk: The computed value 52.000 MHz (CLKIN1_PERIOD, net clk50) for the VCO operating frequency of the MMCME2_ADV site MMCME2_ADV_X0Y0 (cell pll/MMCME2_ADV_inst) falls outside the operating range of the MMCM VCO frequency for this device (600.000 - 1440.000 MHz). The computed value is (CLKFBOUT_MULT_F * 1000 / (CLKINx_PERIOD * DIVCLK_DIVIDE)). Please run update_timing to update the MMCM settings. If that does not work, adjust either the input period CLKINx_PERIOD (20.000000), multiplication factor CLKFBOUT_MULT_F (26.000000) or the division factor DIVCLK_DIVIDE (25), in order to achieve a VCO frequency within the rated operating range for this device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q.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CLKFBOUT_MULT_F * 1000 / (CLKINx_PERIOD * DIVCLK_DIVIDE)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 IN</text:p>
          </table:table-cell>
          <table:table-cell table:formula="of:=1/[.B8]*1000"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FBOUT_MULT_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2.000-64.0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CLK_DIVI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1-106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MCM VCO frequency</text:p>
          </table:table-cell>
          <table:table-cell table:style-name="ce2" table:formula="of:=[.B10]*1000/([.B9]*[.B11])" office:value-type="float" office:value="1300" calcext:value-type="float">
            <text:p>1300</text:p>
          </table:table-cell>
          <table:table-cell table:style-name="ce2" office:value-type="string" calcext:value-type="string">
            <text:p>Mhz</text:p>
          </table:table-cell>
          <table:table-cell office:value-type="string" calcext:value-type="string">
            <text:p>MMCM VCO frequency</text:p>
          </table:table-cell>
          <table:table-cell office:value-type="string" calcext:value-type="string">
            <text:p>(600.000 - 1440.000 MHz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OUT0_DIVIDE_F</text:p>
          </table:table-cell>
          <table:table-cell office:value-type="float" office:value="25" calcext:value-type="float">
            <text:p>25</text:p>
          </table:table-cell>
          <table:table-cell table:formula="of:=[.B$12]/[.B14]" office:value-type="float" office:value="52" calcext:value-type="float">
            <text:p>52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.000-128.000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1_DIVIDE</text:p>
          </table:table-cell>
          <table:table-cell office:value-type="float" office:value="25" calcext:value-type="float">
            <text:p>25</text:p>
          </table:table-cell>
          <table:table-cell table:formula="of:=[.B$12]/[.B15]" office:value-type="float" office:value="52" calcext:value-type="float">
            <text:p>52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2_DIVIDE</text:p>
          </table:table-cell>
          <table:table-cell office:value-type="float" office:value="1" calcext:value-type="float">
            <text:p>1</text:p>
          </table:table-cell>
          <table:table-cell table:formula="of:=[.B$12]/[.B16]" office:value-type="float" office:value="1300" calcext:value-type="float">
            <text:p>13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3_DIVIDE</text:p>
          </table:table-cell>
          <table:table-cell office:value-type="float" office:value="1" calcext:value-type="float">
            <text:p>1</text:p>
          </table:table-cell>
          <table:table-cell table:formula="of:=[.B$12]/[.B17]" office:value-type="float" office:value="1300" calcext:value-type="float">
            <text:p>13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4_DIVIDE</text:p>
          </table:table-cell>
          <table:table-cell office:value-type="float" office:value="1" calcext:value-type="float">
            <text:p>1</text:p>
          </table:table-cell>
          <table:table-cell table:formula="of:=[.B$12]/[.B18]" office:value-type="float" office:value="1300" calcext:value-type="float">
            <text:p>13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5_DIVIDE</text:p>
          </table:table-cell>
          <table:table-cell office:value-type="float" office:value="1" calcext:value-type="float">
            <text:p>1</text:p>
          </table:table-cell>
          <table:table-cell table:formula="of:=[.B$12]/[.B19]" office:value-type="float" office:value="1300" calcext:value-type="float">
            <text:p>13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6_DIVIDE</text:p>
          </table:table-cell>
          <table:table-cell office:value-type="float" office:value="1" calcext:value-type="float">
            <text:p>1</text:p>
          </table:table-cell>
          <table:table-cell table:formula="of:=[.B$12]/[.B20]" office:value-type="float" office:value="1300" calcext:value-type="float">
            <text:p>13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0T13:03:20.683883594</meta:creation-date>
    <dc:date>2023-05-20T13:14:25.744152027</dc:date>
    <meta:editing-duration>PT11M4S</meta:editing-duration>
    <meta:editing-cycles>5</meta:editing-cycles>
    <meta:generator>LibreOffice/6.4.7.2$Linux_X86_64 LibreOffice_project/40$Build-2</meta:generator>
    <meta:document-statistic meta:table-count="1" meta:cell-count="55" meta:object-count="0"/>
  </office:meta>
</office:document-meta>
</file>